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5" table:default-cell-style-name="ce16"/>
        <table:table-column table:style-name="co3" table:number-columns-repeated="3" table:default-cell-style-name="ce16"/>
        <table:table-column table:style-name="co4" table:number-columns-repeated="17" table:default-cell-style-name="ce16"/>
        <table:table-column table:style-name="co5" table:number-columns-repeated="998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table:formula="of:=COUNT([.A7:.A135])" office:value-type="float" office:value="32" calcext:value-type="float">
            <text:p>32</text:p>
          </table:table-cell>
          <table:table-cell table:style-name="ce7" table:formula="of:=COUNTIF([.B7:.B135];&quot;X&quot;)" office:value-type="float" office:value="23" calcext:value-type="float">
            <text:p>23</text:p>
          </table:table-cell>
          <table:table-cell table:style-name="ce7" table:formula="of:=COUNTIF([.C7:.C135];&quot;X&quot;)" office:value-type="float" office:value="3" calcext:value-type="float">
            <text:p>3</text:p>
          </table:table-cell>
          <table:table-cell table:style-name="ce7" table:formula="of:=COUNTIF([.D7:.D135];&quot;X&quot;)" office:value-type="float" office:value="2" calcext:value-type="float">
            <text:p>2</text:p>
          </table:table-cell>
          <table:table-cell table:style-name="ce7" table:formula="of:=COUNTIF([.E7:.E135];&quot;X&quot;)" office:value-type="float" office:value="0" calcext:value-type="float">
            <text:p>0</text:p>
          </table:table-cell>
          <table:table-cell table:style-name="ce7" table:formula="of:=COUNTIF([.F7:.F135];&quot;X&quot;)" office:value-type="float" office:value="6" calcext:value-type="float">
            <text:p>6</text:p>
          </table:table-cell>
          <table:table-cell table:style-name="ce25" table:formula="of:=SUM([.B2:.F2])" office:value-type="float" office:value="34" calcext:value-type="float">
            <text:p>3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2-01-11" calcext:value-type="date">
            <text:p>11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conseguir antecipar os estudos e exercícios do dia da TRYBE fazendo uma preparação prévia e conseguir evoluir no último requisito do Projet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12" calcext:value-type="date">
            <text:p>1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 e participar da mentoria de soft skills, expondo minha visão sobre aprendiza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13" calcext:value-type="date">
            <text:p>13/01/2022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Hoje, apesar de o dia ter transcorrido bem, houveram várias pequenas situações que me entristeceram. Não fui tão bem no meu ofício, tive algumas dificuldades em fazer todo o conteúdo do dia e ainda tenho alguns problemas pessoais pra resolver que estão com tempo curtíssimo.</text:p>
          </table:table-cell>
          <table:table-cell table:style-name="ce15" office:value-type="string" calcext:value-type="string">
            <text:p>Eu fiquei o dia todo preocupado e tentando resolver o máximo de coisas que eu consegui.</text:p>
          </table:table-cell>
          <table:table-cell table:style-name="ce15" office:value-type="string" calcext:value-type="string">
            <text:p>Poderia não ter me preocupado tanto e seguido fazendo as coisas dentro do prazo que eu consigo, entendendo que algumas coisas não estão sob o meu controle e outras sim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7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20:13:01.704162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3T20:16:16.630880235</dc:date>
    <meta:editing-duration>PT5H34M45S</meta:editing-duration>
    <meta:editing-cycles>53</meta:editing-cycles>
    <meta:document-statistic meta:table-count="1" meta:cell-count="182" meta:object-count="0"/>
  </office:meta>
</office:document-meta>
</file>